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2.6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table:shapes>
          <draw:frame draw:z-index="0" draw:style-name="gr1" svg:width="15.999cm" svg:height="8.999cm" svg:x="36.483cm" svg:y="3.141cm">
            <draw:object draw:notify-on-update-of-ranges="Planilha1.K3:Planilha1.K5 Planilha1.L2:Planilha1.L2 Planilha1.L3:Planilha1.L5 Planilha1.M2:Planilha1.M2 Planilha1.M3:Planilha1.M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1.596cm" svg:y="3.534cm">
            <draw:object draw:notify-on-update-of-ranges="Planilha1.K9:Planilha1.K9 Planilha1.K10:Planilha1.K12 Planilha1.L9:Planilha1.L9 Planilha1.L10:Planilha1.L12 Planilha1.M9:Planilha1.M9 Planilha1.M10:Planilha1.M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table:number-columns-repeated="13"/>
        </table:table-row>
        <table:table-row table:style-name="ro2">
          <table:table-cell office:value-type="string">
            <text:p>Tam</text:p>
          </table:table-cell>
          <table:table-cell office:value-type="string">
            <text:p>Map_A</text:p>
          </table:table-cell>
          <table:table-cell office:value-type="string">
            <text:p>Map_PI_A</text:p>
          </table:table-cell>
          <table:table-cell/>
          <table:table-cell office:value-type="string">
            <text:p>Tam</text:p>
          </table:table-cell>
          <table:table-cell office:value-type="string">
            <text:p>Map_P</text:p>
          </table:table-cell>
          <table:table-cell office:value-type="string">
            <text:p>Map_PI_P</text:p>
          </table:table-cell>
          <table:table-cell/>
          <table:table-cell office:value-type="string">
            <text:p>Execução</text:p>
          </table:table-cell>
          <table:table-cell/>
          <table:table-cell office:value-type="string">
            <text:p>TAM</text:p>
          </table:table-cell>
          <table:table-cell office:value-type="string">
            <text:p>Map_A</text:p>
          </table:table-cell>
          <table:table-cell office:value-type="string">
            <text:p>Map_PI_A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65">
            <text:p>0,165</text:p>
          </table:table-cell>
          <table:table-cell office:value-type="float" office:value="0.239">
            <text:p>0,239</text:p>
          </table:table-cell>
          <table:table-cell/>
          <table:table-cell office:value-type="float" office:value="500">
            <text:p>500</text:p>
          </table:table-cell>
          <table:table-cell office:value-type="float" office:value="0.11701">
            <text:p>0,11701</text:p>
          </table:table-cell>
          <table:table-cell office:value-type="float" office:value="0.11967">
            <text:p>0,11967</text:p>
          </table:table-cell>
          <table:table-cell/>
          <table:table-cell table:formula="of:=ROW([.I3])-2" office:value-type="float" office:value="1">
            <text:p>1</text:p>
          </table:table-cell>
          <table:table-cell/>
          <table:table-cell office:value-type="float" office:value="500">
            <text:p>500</text:p>
          </table:table-cell>
          <table:table-cell table:formula="of:=SUM([.B3:.B32])/30" office:value-type="float" office:value="0.1594">
            <text:p>0,1594</text:p>
          </table:table-cell>
          <table:table-cell table:formula="of:=SUM([.C3:.C32])/30" office:value-type="float" office:value="0.2167">
            <text:p>0,216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7">
            <text:p>0,157</text:p>
          </table:table-cell>
          <table:table-cell office:value-type="float" office:value="0.228">
            <text:p>0,228</text:p>
          </table:table-cell>
          <table:table-cell/>
          <table:table-cell office:value-type="float" office:value="500">
            <text:p>500</text:p>
          </table:table-cell>
          <table:table-cell office:value-type="float" office:value="0.11143">
            <text:p>0,11143</text:p>
          </table:table-cell>
          <table:table-cell office:value-type="float" office:value="0.108">
            <text:p>0,108</text:p>
          </table:table-cell>
          <table:table-cell/>
          <table:table-cell table:formula="of:=ROW([.I4])-2" office:value-type="float" office:value="2">
            <text:p>2</text:p>
          </table:table-cell>
          <table:table-cell/>
          <table:table-cell office:value-type="float" office:value="1000">
            <text:p>1000</text:p>
          </table:table-cell>
          <table:table-cell table:formula="of:=SUM([.B33:.B62])/30" office:value-type="float" office:value="0.2565">
            <text:p>0,2565</text:p>
          </table:table-cell>
          <table:table-cell table:formula="of:=SUM([.C33:.C62])/30" office:value-type="float" office:value="0.3743">
            <text:p>0,374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3">
            <text:p>0,213</text:p>
          </table:table-cell>
          <table:table-cell/>
          <table:table-cell office:value-type="float" office:value="500">
            <text:p>500</text:p>
          </table:table-cell>
          <table:table-cell office:value-type="float" office:value="0.10708">
            <text:p>0,10708</text:p>
          </table:table-cell>
          <table:table-cell office:value-type="float" office:value="0.12147">
            <text:p>0,12147</text:p>
          </table:table-cell>
          <table:table-cell/>
          <table:table-cell table:formula="of:=ROW([.I5])-2" office:value-type="float" office:value="3">
            <text:p>3</text:p>
          </table:table-cell>
          <table:table-cell/>
          <table:table-cell office:value-type="float" office:value="1500">
            <text:p>1500</text:p>
          </table:table-cell>
          <table:table-cell table:formula="of:=SUM([.B63:.B92])/30" office:value-type="float" office:value="0.355">
            <text:p>0,355</text:p>
          </table:table-cell>
          <table:table-cell table:formula="of:=SUM([.C63:.C92])/30" office:value-type="float" office:value="0.534533333333334">
            <text:p>0,534533333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6">
            <text:p>0,156</text:p>
          </table:table-cell>
          <table:table-cell office:value-type="float" office:value="0.212">
            <text:p>0,212</text:p>
          </table:table-cell>
          <table:table-cell/>
          <table:table-cell office:value-type="float" office:value="500">
            <text:p>500</text:p>
          </table:table-cell>
          <table:table-cell office:value-type="float" office:value="0.10971">
            <text:p>0,10971</text:p>
          </table:table-cell>
          <table:table-cell office:value-type="float" office:value="0.10994">
            <text:p>0,10994</text:p>
          </table:table-cell>
          <table:table-cell/>
          <table:table-cell table:formula="of:=ROW([.I6])-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2">
            <text:p>0,212</text:p>
          </table:table-cell>
          <table:table-cell/>
          <table:table-cell office:value-type="float" office:value="500">
            <text:p>500</text:p>
          </table:table-cell>
          <table:table-cell office:value-type="float" office:value="0.1097">
            <text:p>0,1097</text:p>
          </table:table-cell>
          <table:table-cell office:value-type="float" office:value="1.997535">
            <text:p>1,997535</text:p>
          </table:table-cell>
          <table:table-cell/>
          <table:table-cell table:formula="of:=ROW([.I7])-2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5">
            <text:p>0,155</text:p>
          </table:table-cell>
          <table:table-cell office:value-type="float" office:value="0.214">
            <text:p>0,214</text:p>
          </table:table-cell>
          <table:table-cell/>
          <table:table-cell office:value-type="float" office:value="500">
            <text:p>500</text:p>
          </table:table-cell>
          <table:table-cell office:value-type="float" office:value="0.11254">
            <text:p>0,11254</text:p>
          </table:table-cell>
          <table:table-cell office:value-type="float" office:value="0.11913">
            <text:p>0,11913</text:p>
          </table:table-cell>
          <table:table-cell/>
          <table:table-cell table:formula="of:=ROW([.I8])-2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4">
            <text:p>0,214</text:p>
          </table:table-cell>
          <table:table-cell/>
          <table:table-cell office:value-type="float" office:value="500">
            <text:p>500</text:p>
          </table:table-cell>
          <table:table-cell office:value-type="float" office:value="0.11288">
            <text:p>0,11288</text:p>
          </table:table-cell>
          <table:table-cell office:value-type="float" office:value="0.11479">
            <text:p>0,11479</text:p>
          </table:table-cell>
          <table:table-cell/>
          <table:table-cell table:formula="of:=ROW([.I9])-2" office:value-type="float" office:value="7">
            <text:p>7</text:p>
          </table:table-cell>
          <table:table-cell/>
          <table:table-cell office:value-type="string">
            <text:p>TAM</text:p>
          </table:table-cell>
          <table:table-cell office:value-type="string">
            <text:p>Map_P</text:p>
          </table:table-cell>
          <table:table-cell office:value-type="string">
            <text:p>Map_PI_P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6">
            <text:p>0,156</text:p>
          </table:table-cell>
          <table:table-cell office:value-type="float" office:value="0.211">
            <text:p>0,211</text:p>
          </table:table-cell>
          <table:table-cell/>
          <table:table-cell office:value-type="float" office:value="500">
            <text:p>500</text:p>
          </table:table-cell>
          <table:table-cell office:value-type="float" office:value="0.10937">
            <text:p>0,10937</text:p>
          </table:table-cell>
          <table:table-cell office:value-type="float" office:value="0.11515">
            <text:p>0,11515</text:p>
          </table:table-cell>
          <table:table-cell/>
          <table:table-cell table:formula="of:=ROW([.I10])-2" office:value-type="float" office:value="8">
            <text:p>8</text:p>
          </table:table-cell>
          <table:table-cell/>
          <table:table-cell office:value-type="float" office:value="500">
            <text:p>500</text:p>
          </table:table-cell>
          <table:table-cell table:formula="of:=SUM([.F3:.F32])/30" office:value-type="float" office:value="0.109974666666667">
            <text:p>0,1099746667</text:p>
          </table:table-cell>
          <table:table-cell table:formula="of:=SUM([.G3:.G32])/30" office:value-type="float" office:value="0.175362166666667">
            <text:p>0,175362166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06">
            <text:p>0,206</text:p>
          </table:table-cell>
          <table:table-cell office:value-type="float" office:value="0.213">
            <text:p>0,213</text:p>
          </table:table-cell>
          <table:table-cell/>
          <table:table-cell office:value-type="float" office:value="500">
            <text:p>500</text:p>
          </table:table-cell>
          <table:table-cell office:value-type="float" office:value="0.11972">
            <text:p>0,11972</text:p>
          </table:table-cell>
          <table:table-cell office:value-type="float" office:value="0.11054">
            <text:p>0,11054</text:p>
          </table:table-cell>
          <table:table-cell/>
          <table:table-cell table:formula="of:=ROW([.I11])-2" office:value-type="float" office:value="9">
            <text:p>9</text:p>
          </table:table-cell>
          <table:table-cell/>
          <table:table-cell office:value-type="float" office:value="1000">
            <text:p>1000</text:p>
          </table:table-cell>
          <table:table-cell table:formula="of:=SUM([.F33:.F62])/30" office:value-type="float" office:value="0.275589266666667">
            <text:p>0,2755892667</text:p>
          </table:table-cell>
          <table:table-cell table:formula="of:=SUM([.G33:.G62])/30" office:value-type="float" office:value="0.2794813">
            <text:p>0,279481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3">
            <text:p>0,153</text:p>
          </table:table-cell>
          <table:table-cell office:value-type="float" office:value="0.212">
            <text:p>0,212</text:p>
          </table:table-cell>
          <table:table-cell/>
          <table:table-cell office:value-type="float" office:value="500">
            <text:p>500</text:p>
          </table:table-cell>
          <table:table-cell office:value-type="float" office:value="0.10584">
            <text:p>0,10584</text:p>
          </table:table-cell>
          <table:table-cell office:value-type="float" office:value="0.11575">
            <text:p>0,11575</text:p>
          </table:table-cell>
          <table:table-cell/>
          <table:table-cell table:formula="of:=ROW([.I12])-2" office:value-type="float" office:value="10">
            <text:p>10</text:p>
          </table:table-cell>
          <table:table-cell/>
          <table:table-cell office:value-type="float" office:value="1500">
            <text:p>1500</text:p>
          </table:table-cell>
          <table:table-cell table:formula="of:=SUM([.F63:.F92])/30" office:value-type="float" office:value="0.379403833333333">
            <text:p>0,3794038333</text:p>
          </table:table-cell>
          <table:table-cell table:formula="of:=SUM([.G63:.G92])/30" office:value-type="float" office:value="0.385710733333333">
            <text:p>0,385710733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4">
            <text:p>0,214</text:p>
          </table:table-cell>
          <table:table-cell/>
          <table:table-cell office:value-type="float" office:value="500">
            <text:p>500</text:p>
          </table:table-cell>
          <table:table-cell office:value-type="float" office:value="0.10576">
            <text:p>0,10576</text:p>
          </table:table-cell>
          <table:table-cell office:value-type="float" office:value="0.10782">
            <text:p>0,10782</text:p>
          </table:table-cell>
          <table:table-cell/>
          <table:table-cell table:formula="of:=ROW([.I13])-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4">
            <text:p>0,214</text:p>
          </table:table-cell>
          <table:table-cell/>
          <table:table-cell office:value-type="float" office:value="500">
            <text:p>500</text:p>
          </table:table-cell>
          <table:table-cell office:value-type="float" office:value="0.10963">
            <text:p>0,10963</text:p>
          </table:table-cell>
          <table:table-cell office:value-type="float" office:value="0.1124">
            <text:p>0,1124</text:p>
          </table:table-cell>
          <table:table-cell/>
          <table:table-cell table:formula="of:=ROW([.I14])-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3">
            <text:p>0,153</text:p>
          </table:table-cell>
          <table:table-cell office:value-type="float" office:value="0.277">
            <text:p>0,277</text:p>
          </table:table-cell>
          <table:table-cell/>
          <table:table-cell office:value-type="float" office:value="500">
            <text:p>500</text:p>
          </table:table-cell>
          <table:table-cell office:value-type="float" office:value="0.11376">
            <text:p>0,11376</text:p>
          </table:table-cell>
          <table:table-cell office:value-type="float" office:value="0.10748">
            <text:p>0,10748</text:p>
          </table:table-cell>
          <table:table-cell/>
          <table:table-cell table:formula="of:=ROW([.I15])-2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2">
            <text:p>0,152</text:p>
          </table:table-cell>
          <table:table-cell office:value-type="float" office:value="0.213">
            <text:p>0,213</text:p>
          </table:table-cell>
          <table:table-cell/>
          <table:table-cell office:value-type="float" office:value="500">
            <text:p>500</text:p>
          </table:table-cell>
          <table:table-cell office:value-type="float" office:value="0.10704">
            <text:p>0,10704</text:p>
          </table:table-cell>
          <table:table-cell office:value-type="float" office:value="0.11485">
            <text:p>0,11485</text:p>
          </table:table-cell>
          <table:table-cell/>
          <table:table-cell table:formula="of:=ROW([.I16])-2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61">
            <text:p>0,161</text:p>
          </table:table-cell>
          <table:table-cell office:value-type="float" office:value="0.215">
            <text:p>0,215</text:p>
          </table:table-cell>
          <table:table-cell/>
          <table:table-cell office:value-type="float" office:value="500">
            <text:p>500</text:p>
          </table:table-cell>
          <table:table-cell office:value-type="float" office:value="0.1079">
            <text:p>0,1079</text:p>
          </table:table-cell>
          <table:table-cell office:value-type="float" office:value="0.11723">
            <text:p>0,11723</text:p>
          </table:table-cell>
          <table:table-cell/>
          <table:table-cell table:formula="of:=ROW([.I17])-2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8">
            <text:p>0,158</text:p>
          </table:table-cell>
          <table:table-cell office:value-type="float" office:value="0.214">
            <text:p>0,214</text:p>
          </table:table-cell>
          <table:table-cell/>
          <table:table-cell office:value-type="float" office:value="500">
            <text:p>500</text:p>
          </table:table-cell>
          <table:table-cell office:value-type="float" office:value="0.11048">
            <text:p>0,11048</text:p>
          </table:table-cell>
          <table:table-cell office:value-type="float" office:value="0.10935">
            <text:p>0,10935</text:p>
          </table:table-cell>
          <table:table-cell/>
          <table:table-cell table:formula="of:=ROW([.I18])-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8">
            <text:p>0,158</text:p>
          </table:table-cell>
          <table:table-cell office:value-type="float" office:value="0.215">
            <text:p>0,215</text:p>
          </table:table-cell>
          <table:table-cell/>
          <table:table-cell office:value-type="float" office:value="500">
            <text:p>500</text:p>
          </table:table-cell>
          <table:table-cell office:value-type="float" office:value="0.10831">
            <text:p>0,10831</text:p>
          </table:table-cell>
          <table:table-cell office:value-type="float" office:value="0.11627">
            <text:p>0,11627</text:p>
          </table:table-cell>
          <table:table-cell/>
          <table:table-cell table:formula="of:=ROW([.I19])-2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5">
            <text:p>0,155</text:p>
          </table:table-cell>
          <table:table-cell office:value-type="float" office:value="0.213">
            <text:p>0,213</text:p>
          </table:table-cell>
          <table:table-cell/>
          <table:table-cell office:value-type="float" office:value="500">
            <text:p>500</text:p>
          </table:table-cell>
          <table:table-cell office:value-type="float" office:value="0.10598">
            <text:p>0,10598</text:p>
          </table:table-cell>
          <table:table-cell office:value-type="float" office:value="0.10821">
            <text:p>0,10821</text:p>
          </table:table-cell>
          <table:table-cell/>
          <table:table-cell table:formula="of:=ROW([.I20])-2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5">
            <text:p>0,215</text:p>
          </table:table-cell>
          <table:table-cell/>
          <table:table-cell office:value-type="float" office:value="500">
            <text:p>500</text:p>
          </table:table-cell>
          <table:table-cell office:value-type="float" office:value="0.10886">
            <text:p>0,10886</text:p>
          </table:table-cell>
          <table:table-cell office:value-type="float" office:value="0.10966">
            <text:p>0,10966</text:p>
          </table:table-cell>
          <table:table-cell/>
          <table:table-cell table:formula="of:=ROW([.I21])-2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3">
            <text:p>0,213</text:p>
          </table:table-cell>
          <table:table-cell/>
          <table:table-cell office:value-type="float" office:value="500">
            <text:p>500</text:p>
          </table:table-cell>
          <table:table-cell office:value-type="float" office:value="0.10641">
            <text:p>0,10641</text:p>
          </table:table-cell>
          <table:table-cell office:value-type="float" office:value="0.11013">
            <text:p>0,11013</text:p>
          </table:table-cell>
          <table:table-cell/>
          <table:table-cell table:formula="of:=ROW([.I22])-2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5">
            <text:p>0,155</text:p>
          </table:table-cell>
          <table:table-cell office:value-type="float" office:value="0.214">
            <text:p>0,214</text:p>
          </table:table-cell>
          <table:table-cell/>
          <table:table-cell office:value-type="float" office:value="500">
            <text:p>500</text:p>
          </table:table-cell>
          <table:table-cell office:value-type="float" office:value="0.10811">
            <text:p>0,10811</text:p>
          </table:table-cell>
          <table:table-cell office:value-type="float" office:value="0.11412">
            <text:p>0,11412</text:p>
          </table:table-cell>
          <table:table-cell/>
          <table:table-cell table:formula="of:=ROW([.I23])-2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6">
            <text:p>0,156</text:p>
          </table:table-cell>
          <table:table-cell office:value-type="float" office:value="0.211">
            <text:p>0,211</text:p>
          </table:table-cell>
          <table:table-cell/>
          <table:table-cell office:value-type="float" office:value="500">
            <text:p>500</text:p>
          </table:table-cell>
          <table:table-cell office:value-type="float" office:value="0.11131">
            <text:p>0,11131</text:p>
          </table:table-cell>
          <table:table-cell office:value-type="float" office:value="0.1147">
            <text:p>0,1147</text:p>
          </table:table-cell>
          <table:table-cell/>
          <table:table-cell table:formula="of:=ROW([.I24])-2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24">
            <text:p>0,224</text:p>
          </table:table-cell>
          <table:table-cell office:value-type="float" office:value="0.21">
            <text:p>0,21</text:p>
          </table:table-cell>
          <table:table-cell/>
          <table:table-cell office:value-type="float" office:value="500">
            <text:p>500</text:p>
          </table:table-cell>
          <table:table-cell office:value-type="float" office:value="0.10751">
            <text:p>0,10751</text:p>
          </table:table-cell>
          <table:table-cell office:value-type="float" office:value="0.11002">
            <text:p>0,11002</text:p>
          </table:table-cell>
          <table:table-cell/>
          <table:table-cell table:formula="of:=ROW([.I25])-2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5">
            <text:p>0,215</text:p>
          </table:table-cell>
          <table:table-cell/>
          <table:table-cell office:value-type="float" office:value="500">
            <text:p>500</text:p>
          </table:table-cell>
          <table:table-cell office:value-type="float" office:value="0.11343">
            <text:p>0,11343</text:p>
          </table:table-cell>
          <table:table-cell office:value-type="float" office:value="0.11649">
            <text:p>0,11649</text:p>
          </table:table-cell>
          <table:table-cell/>
          <table:table-cell table:formula="of:=ROW([.I26])-2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6">
            <text:p>0,156</text:p>
          </table:table-cell>
          <table:table-cell office:value-type="float" office:value="0.215">
            <text:p>0,215</text:p>
          </table:table-cell>
          <table:table-cell/>
          <table:table-cell office:value-type="float" office:value="500">
            <text:p>500</text:p>
          </table:table-cell>
          <table:table-cell office:value-type="float" office:value="0.11538">
            <text:p>0,11538</text:p>
          </table:table-cell>
          <table:table-cell office:value-type="float" office:value="0.109">
            <text:p>0,109</text:p>
          </table:table-cell>
          <table:table-cell/>
          <table:table-cell table:formula="of:=ROW([.I27])-2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6">
            <text:p>0,156</text:p>
          </table:table-cell>
          <table:table-cell office:value-type="float" office:value="0.214">
            <text:p>0,214</text:p>
          </table:table-cell>
          <table:table-cell/>
          <table:table-cell office:value-type="float" office:value="500">
            <text:p>500</text:p>
          </table:table-cell>
          <table:table-cell office:value-type="float" office:value="0.1114">
            <text:p>0,1114</text:p>
          </table:table-cell>
          <table:table-cell office:value-type="float" office:value="0.1089">
            <text:p>0,1089</text:p>
          </table:table-cell>
          <table:table-cell/>
          <table:table-cell table:formula="of:=ROW([.I28])-2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3">
            <text:p>0,213</text:p>
          </table:table-cell>
          <table:table-cell/>
          <table:table-cell office:value-type="float" office:value="500">
            <text:p>500</text:p>
          </table:table-cell>
          <table:table-cell office:value-type="float" office:value="0.10675">
            <text:p>0,10675</text:p>
          </table:table-cell>
          <table:table-cell office:value-type="float" office:value="0.10946">
            <text:p>0,10946</text:p>
          </table:table-cell>
          <table:table-cell/>
          <table:table-cell table:formula="of:=ROW([.I29])-2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4">
            <text:p>0,154</text:p>
          </table:table-cell>
          <table:table-cell office:value-type="float" office:value="0.211">
            <text:p>0,211</text:p>
          </table:table-cell>
          <table:table-cell/>
          <table:table-cell office:value-type="float" office:value="500">
            <text:p>500</text:p>
          </table:table-cell>
          <table:table-cell office:value-type="float" office:value="0.10646">
            <text:p>0,10646</text:p>
          </table:table-cell>
          <table:table-cell office:value-type="float" office:value="0.11248">
            <text:p>0,11248</text:p>
          </table:table-cell>
          <table:table-cell/>
          <table:table-cell table:formula="of:=ROW([.I30])-2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5">
            <text:p>0,155</text:p>
          </table:table-cell>
          <table:table-cell office:value-type="float" office:value="0.213">
            <text:p>0,213</text:p>
          </table:table-cell>
          <table:table-cell/>
          <table:table-cell office:value-type="float" office:value="500">
            <text:p>500</text:p>
          </table:table-cell>
          <table:table-cell office:value-type="float" office:value="0.1081">
            <text:p>0,1081</text:p>
          </table:table-cell>
          <table:table-cell office:value-type="float" office:value="0.11176">
            <text:p>0,11176</text:p>
          </table:table-cell>
          <table:table-cell/>
          <table:table-cell table:formula="of:=ROW([.I31])-2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5">
            <text:p>0,155</text:p>
          </table:table-cell>
          <table:table-cell office:value-type="float" office:value="0.214">
            <text:p>0,214</text:p>
          </table:table-cell>
          <table:table-cell/>
          <table:table-cell office:value-type="float" office:value="500">
            <text:p>500</text:p>
          </table:table-cell>
          <table:table-cell office:value-type="float" office:value="0.11138">
            <text:p>0,11138</text:p>
          </table:table-cell>
          <table:table-cell office:value-type="float" office:value="0.10856">
            <text:p>0,10856</text:p>
          </table:table-cell>
          <table:table-cell/>
          <table:table-cell table:formula="of:=ROW([.I32])-2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65">
            <text:p>0,265</text:p>
          </table:table-cell>
          <table:table-cell office:value-type="float" office:value="0.405">
            <text:p>0,405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537">
            <text:p>0,21537</text:p>
          </table:table-cell>
          <table:table-cell office:value-type="float" office:value="0.21779">
            <text:p>0,21779</text:p>
          </table:table-cell>
          <table:table-cell/>
          <table:table-cell table:formula="of:=ROW([.I33])-2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2">
            <text:p>0,252</text:p>
          </table:table-cell>
          <table:table-cell office:value-type="float" office:value="0.373">
            <text:p>0,373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419">
            <text:p>0,21419</text:p>
          </table:table-cell>
          <table:table-cell office:value-type="float" office:value="0.21772">
            <text:p>0,21772</text:p>
          </table:table-cell>
          <table:table-cell/>
          <table:table-cell table:formula="of:=ROW([.I34])-2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2">
            <text:p>0,252</text:p>
          </table:table-cell>
          <table:table-cell office:value-type="float" office:value="0.373">
            <text:p>0,373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3039">
            <text:p>0,23039</text:p>
          </table:table-cell>
          <table:table-cell office:value-type="float" office:value="0.22445">
            <text:p>0,22445</text:p>
          </table:table-cell>
          <table:table-cell/>
          <table:table-cell table:formula="of:=ROW([.I35])-2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4">
            <text:p>0,254</text:p>
          </table:table-cell>
          <table:table-cell office:value-type="float" office:value="0.38">
            <text:p>0,3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387">
            <text:p>0,21387</text:p>
          </table:table-cell>
          <table:table-cell office:value-type="float" office:value="0.2253">
            <text:p>0,2253</text:p>
          </table:table-cell>
          <table:table-cell/>
          <table:table-cell table:formula="of:=ROW([.I36])-2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3">
            <text:p>0,253</text:p>
          </table:table-cell>
          <table:table-cell office:value-type="float" office:value="0.372">
            <text:p>0,372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462">
            <text:p>0,21462</text:p>
          </table:table-cell>
          <table:table-cell office:value-type="float" office:value="0.22124">
            <text:p>0,22124</text:p>
          </table:table-cell>
          <table:table-cell/>
          <table:table-cell table:formula="of:=ROW([.I37])-2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97">
            <text:p>0,297</text:p>
          </table:table-cell>
          <table:table-cell office:value-type="float" office:value="0.371">
            <text:p>0,371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2037">
            <text:p>0,22037</text:p>
          </table:table-cell>
          <table:table-cell office:value-type="float" office:value="0.2282">
            <text:p>0,2282</text:p>
          </table:table-cell>
          <table:table-cell/>
          <table:table-cell table:formula="of:=ROW([.I38])-2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">
            <text:p>0,25</text:p>
          </table:table-cell>
          <table:table-cell office:value-type="float" office:value="0.372">
            <text:p>0,372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393">
            <text:p>0,21393</text:p>
          </table:table-cell>
          <table:table-cell office:value-type="float" office:value="1.980759">
            <text:p>1,980759</text:p>
          </table:table-cell>
          <table:table-cell/>
          <table:table-cell table:formula="of:=ROW([.I39])-2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1">
            <text:p>0,251</text:p>
          </table:table-cell>
          <table:table-cell office:value-type="float" office:value="0.37">
            <text:p>0,37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461">
            <text:p>0,21461</text:p>
          </table:table-cell>
          <table:table-cell office:value-type="float" office:value="0.22235">
            <text:p>0,22235</text:p>
          </table:table-cell>
          <table:table-cell/>
          <table:table-cell table:formula="of:=ROW([.I40])-2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5">
            <text:p>0,255</text:p>
          </table:table-cell>
          <table:table-cell office:value-type="float" office:value="0.368">
            <text:p>0,36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471">
            <text:p>0,21471</text:p>
          </table:table-cell>
          <table:table-cell office:value-type="float" office:value="0.2292">
            <text:p>0,2292</text:p>
          </table:table-cell>
          <table:table-cell/>
          <table:table-cell table:formula="of:=ROW([.I41])-2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3">
            <text:p>0,253</text:p>
          </table:table-cell>
          <table:table-cell office:value-type="float" office:value="0.366">
            <text:p>0,366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2008">
            <text:p>0,22008</text:p>
          </table:table-cell>
          <table:table-cell office:value-type="float" office:value="0.22039">
            <text:p>0,22039</text:p>
          </table:table-cell>
          <table:table-cell/>
          <table:table-cell table:formula="of:=ROW([.I42])-2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2">
            <text:p>0,252</text:p>
          </table:table-cell>
          <table:table-cell office:value-type="float" office:value="0.373">
            <text:p>0,373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356">
            <text:p>0,21356</text:p>
          </table:table-cell>
          <table:table-cell office:value-type="float" office:value="0.21551">
            <text:p>0,21551</text:p>
          </table:table-cell>
          <table:table-cell/>
          <table:table-cell table:formula="of:=ROW([.I43])-2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4">
            <text:p>0,254</text:p>
          </table:table-cell>
          <table:table-cell office:value-type="float" office:value="0.367">
            <text:p>0,367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2057">
            <text:p>0,22057</text:p>
          </table:table-cell>
          <table:table-cell office:value-type="float" office:value="0.22185">
            <text:p>0,22185</text:p>
          </table:table-cell>
          <table:table-cell/>
          <table:table-cell table:formula="of:=ROW([.I44])-2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2">
            <text:p>0,252</text:p>
          </table:table-cell>
          <table:table-cell office:value-type="float" office:value="0.366">
            <text:p>0,366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565">
            <text:p>0,21565</text:p>
          </table:table-cell>
          <table:table-cell office:value-type="float" office:value="0.21935">
            <text:p>0,21935</text:p>
          </table:table-cell>
          <table:table-cell/>
          <table:table-cell table:formula="of:=ROW([.I45])-2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2">
            <text:p>0,252</text:p>
          </table:table-cell>
          <table:table-cell office:value-type="float" office:value="0.37">
            <text:p>0,37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2331">
            <text:p>0,22331</text:p>
          </table:table-cell>
          <table:table-cell office:value-type="float" office:value="0.2207">
            <text:p>0,2207</text:p>
          </table:table-cell>
          <table:table-cell/>
          <table:table-cell table:formula="of:=ROW([.I46])-2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5">
            <text:p>0,255</text:p>
          </table:table-cell>
          <table:table-cell office:value-type="float" office:value="0.368">
            <text:p>0,36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506">
            <text:p>0,21506</text:p>
          </table:table-cell>
          <table:table-cell office:value-type="float" office:value="0.21961">
            <text:p>0,21961</text:p>
          </table:table-cell>
          <table:table-cell/>
          <table:table-cell table:formula="of:=ROW([.I47])-2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3">
            <text:p>0,253</text:p>
          </table:table-cell>
          <table:table-cell office:value-type="float" office:value="0.425">
            <text:p>0,425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102">
            <text:p>0,21102</text:p>
          </table:table-cell>
          <table:table-cell office:value-type="float" office:value="0.21766">
            <text:p>0,21766</text:p>
          </table:table-cell>
          <table:table-cell/>
          <table:table-cell table:formula="of:=ROW([.I48])-2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4">
            <text:p>0,254</text:p>
          </table:table-cell>
          <table:table-cell office:value-type="float" office:value="0.368">
            <text:p>0,36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632">
            <text:p>0,21632</text:p>
          </table:table-cell>
          <table:table-cell office:value-type="float" office:value="0.22227">
            <text:p>0,22227</text:p>
          </table:table-cell>
          <table:table-cell/>
          <table:table-cell table:formula="of:=ROW([.I49])-2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2">
            <text:p>0,252</text:p>
          </table:table-cell>
          <table:table-cell office:value-type="float" office:value="0.37">
            <text:p>0,37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181">
            <text:p>0,21181</text:p>
          </table:table-cell>
          <table:table-cell office:value-type="float" office:value="0.21795">
            <text:p>0,21795</text:p>
          </table:table-cell>
          <table:table-cell/>
          <table:table-cell table:formula="of:=ROW([.I50])-2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301">
            <text:p>0,301</text:p>
          </table:table-cell>
          <table:table-cell office:value-type="float" office:value="0.366">
            <text:p>0,366</text:p>
          </table:table-cell>
          <table:table-cell/>
          <table:table-cell office:value-type="float" office:value="1000">
            <text:p>1000</text:p>
          </table:table-cell>
          <table:table-cell office:value-type="float" office:value="1.981008">
            <text:p>1,981008</text:p>
          </table:table-cell>
          <table:table-cell office:value-type="float" office:value="0.22705">
            <text:p>0,22705</text:p>
          </table:table-cell>
          <table:table-cell/>
          <table:table-cell table:formula="of:=ROW([.I51])-2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3">
            <text:p>0,253</text:p>
          </table:table-cell>
          <table:table-cell office:value-type="float" office:value="0.367">
            <text:p>0,367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3288">
            <text:p>0,23288</text:p>
          </table:table-cell>
          <table:table-cell office:value-type="float" office:value="0.2175">
            <text:p>0,2175</text:p>
          </table:table-cell>
          <table:table-cell/>
          <table:table-cell table:formula="of:=ROW([.I52])-2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3">
            <text:p>0,253</text:p>
          </table:table-cell>
          <table:table-cell office:value-type="float" office:value="0.419">
            <text:p>0,419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217">
            <text:p>0,21217</text:p>
          </table:table-cell>
          <table:table-cell office:value-type="float" office:value="0.21907">
            <text:p>0,21907</text:p>
          </table:table-cell>
          <table:table-cell/>
          <table:table-cell table:formula="of:=ROW([.I53])-2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2">
            <text:p>0,252</text:p>
          </table:table-cell>
          <table:table-cell office:value-type="float" office:value="0.368">
            <text:p>0,36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357">
            <text:p>0,21357</text:p>
          </table:table-cell>
          <table:table-cell office:value-type="float" office:value="0.21711">
            <text:p>0,21711</text:p>
          </table:table-cell>
          <table:table-cell/>
          <table:table-cell table:formula="of:=ROW([.I54])-2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5">
            <text:p>0,255</text:p>
          </table:table-cell>
          <table:table-cell office:value-type="float" office:value="0.371">
            <text:p>0,371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727">
            <text:p>0,21727</text:p>
          </table:table-cell>
          <table:table-cell office:value-type="float" office:value="0.22352">
            <text:p>0,22352</text:p>
          </table:table-cell>
          <table:table-cell/>
          <table:table-cell table:formula="of:=ROW([.I55])-2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4">
            <text:p>0,254</text:p>
          </table:table-cell>
          <table:table-cell office:value-type="float" office:value="0.372">
            <text:p>0,372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964">
            <text:p>0,21964</text:p>
          </table:table-cell>
          <table:table-cell office:value-type="float" office:value="0.22236">
            <text:p>0,22236</text:p>
          </table:table-cell>
          <table:table-cell/>
          <table:table-cell table:formula="of:=ROW([.I56])-2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1">
            <text:p>0,251</text:p>
          </table:table-cell>
          <table:table-cell office:value-type="float" office:value="0.366">
            <text:p>0,366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2015">
            <text:p>0,22015</text:p>
          </table:table-cell>
          <table:table-cell office:value-type="float" office:value="0.21911">
            <text:p>0,21911</text:p>
          </table:table-cell>
          <table:table-cell/>
          <table:table-cell table:formula="of:=ROW([.I57])-2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4">
            <text:p>0,254</text:p>
          </table:table-cell>
          <table:table-cell office:value-type="float" office:value="0.368">
            <text:p>0,36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386">
            <text:p>0,21386</text:p>
          </table:table-cell>
          <table:table-cell office:value-type="float" office:value="0.21811">
            <text:p>0,21811</text:p>
          </table:table-cell>
          <table:table-cell/>
          <table:table-cell table:formula="of:=ROW([.I58])-2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4">
            <text:p>0,254</text:p>
          </table:table-cell>
          <table:table-cell office:value-type="float" office:value="0.369">
            <text:p>0,369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385">
            <text:p>0,21385</text:p>
          </table:table-cell>
          <table:table-cell office:value-type="float" office:value="0.21929">
            <text:p>0,21929</text:p>
          </table:table-cell>
          <table:table-cell/>
          <table:table-cell table:formula="of:=ROW([.I59])-2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1">
            <text:p>0,251</text:p>
          </table:table-cell>
          <table:table-cell office:value-type="float" office:value="0.369">
            <text:p>0,369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339">
            <text:p>0,21339</text:p>
          </table:table-cell>
          <table:table-cell office:value-type="float" office:value="0.22496">
            <text:p>0,22496</text:p>
          </table:table-cell>
          <table:table-cell/>
          <table:table-cell table:formula="of:=ROW([.I60])-2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6">
            <text:p>0,256</text:p>
          </table:table-cell>
          <table:table-cell office:value-type="float" office:value="0.372">
            <text:p>0,372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336">
            <text:p>0,21336</text:p>
          </table:table-cell>
          <table:table-cell office:value-type="float" office:value="0.21734">
            <text:p>0,21734</text:p>
          </table:table-cell>
          <table:table-cell/>
          <table:table-cell table:formula="of:=ROW([.I61])-2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5">
            <text:p>0,255</text:p>
          </table:table-cell>
          <table:table-cell office:value-type="float" office:value="0.365">
            <text:p>0,365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1709">
            <text:p>0,21709</text:p>
          </table:table-cell>
          <table:table-cell office:value-type="float" office:value="0.21672">
            <text:p>0,21672</text:p>
          </table:table-cell>
          <table:table-cell/>
          <table:table-cell table:formula="of:=ROW([.I62])-2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67">
            <text:p>0,367</text:p>
          </table:table-cell>
          <table:table-cell office:value-type="float" office:value="0.569">
            <text:p>0,569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567">
            <text:p>0,31567</text:p>
          </table:table-cell>
          <table:table-cell office:value-type="float" office:value="0.31777">
            <text:p>0,31777</text:p>
          </table:table-cell>
          <table:table-cell/>
          <table:table-cell table:formula="of:=ROW([.I63])-2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3">
            <text:p>0,353</text:p>
          </table:table-cell>
          <table:table-cell office:value-type="float" office:value="0.612">
            <text:p>0,612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644">
            <text:p>0,32644</text:p>
          </table:table-cell>
          <table:table-cell office:value-type="float" office:value="0.3249">
            <text:p>0,3249</text:p>
          </table:table-cell>
          <table:table-cell/>
          <table:table-cell table:formula="of:=ROW([.I64])-2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9">
            <text:p>0,349</text:p>
          </table:table-cell>
          <table:table-cell office:value-type="float" office:value="0.531">
            <text:p>0,531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907">
            <text:p>0,31907</text:p>
          </table:table-cell>
          <table:table-cell office:value-type="float" office:value="0.32602">
            <text:p>0,32602</text:p>
          </table:table-cell>
          <table:table-cell/>
          <table:table-cell table:formula="of:=ROW([.I65])-2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">
            <text:p>0,35</text:p>
          </table:table-cell>
          <table:table-cell office:value-type="float" office:value="0.575">
            <text:p>0,575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562">
            <text:p>0,31562</text:p>
          </table:table-cell>
          <table:table-cell office:value-type="float" office:value="0.32345">
            <text:p>0,32345</text:p>
          </table:table-cell>
          <table:table-cell/>
          <table:table-cell table:formula="of:=ROW([.I66])-2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9">
            <text:p>0,349</text:p>
          </table:table-cell>
          <table:table-cell office:value-type="float" office:value="0.524">
            <text:p>0,524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958">
            <text:p>0,31958</text:p>
          </table:table-cell>
          <table:table-cell office:value-type="float" office:value="0.32825">
            <text:p>0,32825</text:p>
          </table:table-cell>
          <table:table-cell/>
          <table:table-cell table:formula="of:=ROW([.I67])-2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8">
            <text:p>0,348</text:p>
          </table:table-cell>
          <table:table-cell office:value-type="float" office:value="0.519">
            <text:p>0,519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971">
            <text:p>0,31971</text:p>
          </table:table-cell>
          <table:table-cell office:value-type="float" office:value="0.32793">
            <text:p>0,32793</text:p>
          </table:table-cell>
          <table:table-cell/>
          <table:table-cell table:formula="of:=ROW([.I68])-2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">
            <text:p>0,35</text:p>
          </table:table-cell>
          <table:table-cell office:value-type="float" office:value="0.526">
            <text:p>0,526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075">
            <text:p>0,32075</text:p>
          </table:table-cell>
          <table:table-cell office:value-type="float" office:value="0.33301">
            <text:p>0,33301</text:p>
          </table:table-cell>
          <table:table-cell/>
          <table:table-cell table:formula="of:=ROW([.I69])-2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9">
            <text:p>0,349</text:p>
          </table:table-cell>
          <table:table-cell office:value-type="float" office:value="0.523">
            <text:p>0,523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345">
            <text:p>0,32345</text:p>
          </table:table-cell>
          <table:table-cell office:value-type="float" office:value="0.32392">
            <text:p>0,32392</text:p>
          </table:table-cell>
          <table:table-cell/>
          <table:table-cell table:formula="of:=ROW([.I70])-2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">
            <text:p>0,35</text:p>
          </table:table-cell>
          <table:table-cell office:value-type="float" office:value="0.521">
            <text:p>0,521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455">
            <text:p>0,32455</text:p>
          </table:table-cell>
          <table:table-cell office:value-type="float" office:value="0.33455">
            <text:p>0,33455</text:p>
          </table:table-cell>
          <table:table-cell/>
          <table:table-cell table:formula="of:=ROW([.I71])-2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9">
            <text:p>0,359</text:p>
          </table:table-cell>
          <table:table-cell office:value-type="float" office:value="0.524">
            <text:p>0,524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536">
            <text:p>0,31536</text:p>
          </table:table-cell>
          <table:table-cell office:value-type="float" office:value="0.3434">
            <text:p>0,3434</text:p>
          </table:table-cell>
          <table:table-cell/>
          <table:table-cell table:formula="of:=ROW([.I72])-2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">
            <text:p>0,35</text:p>
          </table:table-cell>
          <table:table-cell office:value-type="float" office:value="0.522">
            <text:p>0,522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4503">
            <text:p>0,34503</text:p>
          </table:table-cell>
          <table:table-cell office:value-type="float" office:value="0.32431">
            <text:p>0,32431</text:p>
          </table:table-cell>
          <table:table-cell/>
          <table:table-cell table:formula="of:=ROW([.I73])-2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6">
            <text:p>0,346</text:p>
          </table:table-cell>
          <table:table-cell office:value-type="float" office:value="0.519">
            <text:p>0,519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24">
            <text:p>0,3224</text:p>
          </table:table-cell>
          <table:table-cell office:value-type="float" office:value="0.3324">
            <text:p>0,3324</text:p>
          </table:table-cell>
          <table:table-cell/>
          <table:table-cell table:formula="of:=ROW([.I74])-2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1">
            <text:p>0,351</text:p>
          </table:table-cell>
          <table:table-cell office:value-type="float" office:value="0.573">
            <text:p>0,573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573">
            <text:p>0,31573</text:p>
          </table:table-cell>
          <table:table-cell office:value-type="float" office:value="0.32338">
            <text:p>0,32338</text:p>
          </table:table-cell>
          <table:table-cell/>
          <table:table-cell table:formula="of:=ROW([.I75])-2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">
            <text:p>0,35</text:p>
          </table:table-cell>
          <table:table-cell office:value-type="float" office:value="0.519">
            <text:p>0,519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3187">
            <text:p>0,33187</text:p>
          </table:table-cell>
          <table:table-cell office:value-type="float" office:value="0.34067">
            <text:p>0,34067</text:p>
          </table:table-cell>
          <table:table-cell/>
          <table:table-cell table:formula="of:=ROW([.I76])-2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8">
            <text:p>0,348</text:p>
          </table:table-cell>
          <table:table-cell office:value-type="float" office:value="0.521">
            <text:p>0,521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023">
            <text:p>0,32023</text:p>
          </table:table-cell>
          <table:table-cell office:value-type="float" office:value="0.32289">
            <text:p>0,32289</text:p>
          </table:table-cell>
          <table:table-cell/>
          <table:table-cell table:formula="of:=ROW([.I77])-2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2">
            <text:p>0,352</text:p>
          </table:table-cell>
          <table:table-cell office:value-type="float" office:value="0.521">
            <text:p>0,521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571">
            <text:p>0,32571</text:p>
          </table:table-cell>
          <table:table-cell office:value-type="float" office:value="0.32686">
            <text:p>0,32686</text:p>
          </table:table-cell>
          <table:table-cell/>
          <table:table-cell table:formula="of:=ROW([.I78])-2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9">
            <text:p>0,349</text:p>
          </table:table-cell>
          <table:table-cell office:value-type="float" office:value="0.53">
            <text:p>0,53</text:p>
          </table:table-cell>
          <table:table-cell/>
          <table:table-cell office:value-type="float" office:value="1500">
            <text:p>1500</text:p>
          </table:table-cell>
          <table:table-cell office:value-type="float" office:value="1.994715">
            <text:p>1,994715</text:p>
          </table:table-cell>
          <table:table-cell office:value-type="float" office:value="0.32641">
            <text:p>0,32641</text:p>
          </table:table-cell>
          <table:table-cell/>
          <table:table-cell table:formula="of:=ROW([.I79])-2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9">
            <text:p>0,379</text:p>
          </table:table-cell>
          <table:table-cell office:value-type="float" office:value="0.521">
            <text:p>0,521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34">
            <text:p>0,3234</text:p>
          </table:table-cell>
          <table:table-cell office:value-type="float" office:value="1.999442">
            <text:p>1,999442</text:p>
          </table:table-cell>
          <table:table-cell/>
          <table:table-cell table:formula="of:=ROW([.I80])-2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1">
            <text:p>0,351</text:p>
          </table:table-cell>
          <table:table-cell office:value-type="float" office:value="0.528">
            <text:p>0,528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536">
            <text:p>0,31536</text:p>
          </table:table-cell>
          <table:table-cell office:value-type="float" office:value="0.33682">
            <text:p>0,33682</text:p>
          </table:table-cell>
          <table:table-cell/>
          <table:table-cell table:formula="of:=ROW([.I81])-2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1">
            <text:p>0,351</text:p>
          </table:table-cell>
          <table:table-cell office:value-type="float" office:value="0.552">
            <text:p>0,552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197">
            <text:p>0,32197</text:p>
          </table:table-cell>
          <table:table-cell office:value-type="float" office:value="0.32803">
            <text:p>0,32803</text:p>
          </table:table-cell>
          <table:table-cell/>
          <table:table-cell table:formula="of:=ROW([.I82])-2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9">
            <text:p>0,349</text:p>
          </table:table-cell>
          <table:table-cell office:value-type="float" office:value="0.524">
            <text:p>0,524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305">
            <text:p>0,3305</text:p>
          </table:table-cell>
          <table:table-cell office:value-type="float" office:value="0.32674">
            <text:p>0,32674</text:p>
          </table:table-cell>
          <table:table-cell/>
          <table:table-cell table:formula="of:=ROW([.I83])-2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4">
            <text:p>0,354</text:p>
          </table:table-cell>
          <table:table-cell office:value-type="float" office:value="0.523">
            <text:p>0,523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29">
            <text:p>0,3229</text:p>
          </table:table-cell>
          <table:table-cell office:value-type="float" office:value="0.33851">
            <text:p>0,33851</text:p>
          </table:table-cell>
          <table:table-cell/>
          <table:table-cell table:formula="of:=ROW([.I84])-2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403">
            <text:p>0,403</text:p>
          </table:table-cell>
          <table:table-cell office:value-type="float" office:value="0.524">
            <text:p>0,524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592">
            <text:p>0,32592</text:p>
          </table:table-cell>
          <table:table-cell office:value-type="float" office:value="0.32838">
            <text:p>0,32838</text:p>
          </table:table-cell>
          <table:table-cell/>
          <table:table-cell table:formula="of:=ROW([.I85])-2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8">
            <text:p>0,348</text:p>
          </table:table-cell>
          <table:table-cell office:value-type="float" office:value="0.524">
            <text:p>0,524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132">
            <text:p>0,32132</text:p>
          </table:table-cell>
          <table:table-cell office:value-type="float" office:value="0.32657">
            <text:p>0,32657</text:p>
          </table:table-cell>
          <table:table-cell/>
          <table:table-cell table:formula="of:=ROW([.I86])-2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">
            <text:p>0,35</text:p>
          </table:table-cell>
          <table:table-cell office:value-type="float" office:value="0.526">
            <text:p>0,526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163">
            <text:p>0,32163</text:p>
          </table:table-cell>
          <table:table-cell office:value-type="float" office:value="0.36713">
            <text:p>0,36713</text:p>
          </table:table-cell>
          <table:table-cell/>
          <table:table-cell table:formula="of:=ROW([.I87])-2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2">
            <text:p>0,352</text:p>
          </table:table-cell>
          <table:table-cell office:value-type="float" office:value="0.52">
            <text:p>0,52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843">
            <text:p>0,31843</text:p>
          </table:table-cell>
          <table:table-cell office:value-type="float" office:value="0.32252">
            <text:p>0,32252</text:p>
          </table:table-cell>
          <table:table-cell/>
          <table:table-cell table:formula="of:=ROW([.I88])-2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9">
            <text:p>0,349</text:p>
          </table:table-cell>
          <table:table-cell office:value-type="float" office:value="0.52">
            <text:p>0,52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3178">
            <text:p>0,33178</text:p>
          </table:table-cell>
          <table:table-cell office:value-type="float" office:value="0.33137">
            <text:p>0,33137</text:p>
          </table:table-cell>
          <table:table-cell/>
          <table:table-cell table:formula="of:=ROW([.I89])-2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97">
            <text:p>0,397</text:p>
          </table:table-cell>
          <table:table-cell office:value-type="float" office:value="0.531">
            <text:p>0,531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1886">
            <text:p>0,31886</text:p>
          </table:table-cell>
          <table:table-cell office:value-type="float" office:value="0.32429">
            <text:p>0,32429</text:p>
          </table:table-cell>
          <table:table-cell/>
          <table:table-cell table:formula="of:=ROW([.I90])-2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51">
            <text:p>0,351</text:p>
          </table:table-cell>
          <table:table-cell office:value-type="float" office:value="0.592">
            <text:p>0,592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2067">
            <text:p>0,32067</text:p>
          </table:table-cell>
          <table:table-cell office:value-type="float" office:value="0.33916">
            <text:p>0,33916</text:p>
          </table:table-cell>
          <table:table-cell/>
          <table:table-cell table:formula="of:=ROW([.I91])-2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46">
            <text:p>0,346</text:p>
          </table:table-cell>
          <table:table-cell office:value-type="float" office:value="0.522">
            <text:p>0,522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5349">
            <text:p>0,35349</text:p>
          </table:table-cell>
          <table:table-cell office:value-type="float" office:value="0.32224">
            <text:p>0,32224</text:p>
          </table:table-cell>
          <table:table-cell/>
          <table:table-cell table:formula="of:=ROW([.I92])-2" office:value-type="float" office:value="90">
            <text:p>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SUM([.F3:.F92])/90" office:value-type="float" office:value="0.254989255555556">
            <text:p>0,2549892556</text:p>
          </table:table-cell>
          <table:table-cell table:formula="of:=SUM([.G3:.G92])/90" office:value-type="float" office:value="0.280184733333333">
            <text:p>0,2801847333</text:p>
          </table:table-cell>
          <table:table-cell table:number-columns-repeated="6"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ves Kist</meta:initial-creator>
    <meta:creation-date>2013-11-29T00:15:04</meta:creation-date>
    <dc:date>2013-11-30T18:11:14</dc:date>
    <dc:creator>Deives Kist</dc:creator>
    <meta:editing-duration>PT6M57S</meta:editing-duration>
    <meta:editing-cycles>8</meta:editing-cycles>
    <meta:generator>LibreOffice/3.5$Linux_X86_64 LibreOffice_project/350m1$Build-2</meta:generator>
    <meta:document-statistic meta:table-count="3" meta:cell-count="6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952cm" style:legend-expansion="high" chart:style-name="ch2"/>
        <chart:plot-area chart:style-name="ch3" table:cell-range-address="Planilha1.K3:Planilha1.M5 Planilha1.L2:Planilha1.M2" chart:data-source-has-labels="both" svg:x="0.77cm" svg:y="0.855cm" svg:width="12.221cm" svg:height="7.545cm">
          <chartooo:coordinate-region svg:x="1.497cm" svg:y="1.055cm" svg:width="11.494cm" svg:height="6.698cm"/>
          <chart:axis chart:dimension="x" chart:name="primary-x" chart:style-name="ch4" chartooo:axis-type="auto">
            <chartooo:date-scale/>
            <chart:categories table:cell-range-address="Planilha1.K3:Planilha1.K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L3:Planilha1.L5" chart:label-cell-address="Planilha1.L2:Planilha1.L2" chart:class="chart:bar">
            <chart:data-point chart:repeated="3"/>
          </chart:series>
          <chart:series chart:style-name="ch8" chart:values-cell-range-address="Planilha1.M3:Planilha1.M5" chart:label-cell-address="Planilha1.M2:Planilha1.M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_A</text:p>
                <draw:g>
                  <svg:desc>Planilha1.L2:Planilha1.L2</svg:desc>
                </draw:g>
              </table:table-cell>
              <table:table-cell office:value-type="string">
                <text:p>Map_PI_A</text:p>
                <draw:g>
                  <svg:desc>Planilha1.M2:Planilha1.M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Planilha1.K3:Planilha1.K5</svg:desc>
                </draw:g>
              </table:table-cell>
              <table:table-cell office:value-type="float" office:value="0.1594">
                <text:p>0.1594</text:p>
                <draw:g>
                  <svg:desc>Planilha1.L3:Planilha1.L5</svg:desc>
                </draw:g>
              </table:table-cell>
              <table:table-cell office:value-type="float" office:value="0.2167">
                <text:p>0.2167</text:p>
                <draw:g>
                  <svg:desc>Planilha1.M3:Planilha1.M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565">
                <text:p>0.2565</text:p>
              </table:table-cell>
              <table:table-cell office:value-type="float" office:value="0.3743">
                <text:p>0.374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55">
                <text:p>0.355</text:p>
              </table:table-cell>
              <table:table-cell office:value-type="float" office:value="0.534533333333334">
                <text:p>0.534533333333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952cm" style:legend-expansion="high" chart:style-name="ch2"/>
        <chart:plot-area chart:style-name="ch3" table:cell-range-address="Planilha1.K9:Planilha1.M12" chart:data-source-has-labels="both" svg:x="0.77cm" svg:y="0.855cm" svg:width="12.221cm" svg:height="7.545cm">
          <chartooo:coordinate-region svg:x="1.682cm" svg:y="1.054cm" svg:width="11.309cm" svg:height="6.699cm"/>
          <chart:axis chart:dimension="x" chart:name="primary-x" chart:style-name="ch4" chartooo:axis-type="auto">
            <chartooo:date-scale/>
            <chart:categories table:cell-range-address="Planilha1.K10:Planilha1.K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L10:Planilha1.L12" chart:label-cell-address="Planilha1.L9:Planilha1.L9" chart:class="chart:bar">
            <chart:data-point chart:repeated="3"/>
          </chart:series>
          <chart:series chart:style-name="ch8" chart:values-cell-range-address="Planilha1.M10:Planilha1.M12" chart:label-cell-address="Planilha1.M9:Planilha1.M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_P</text:p>
                <draw:g>
                  <svg:desc>Planilha1.L9:Planilha1.L9</svg:desc>
                </draw:g>
              </table:table-cell>
              <table:table-cell office:value-type="string">
                <text:p>Map_PI_P</text:p>
                <draw:g>
                  <svg:desc>Planilha1.M9:Planilha1.M9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Planilha1.K10:Planilha1.K12</svg:desc>
                </draw:g>
              </table:table-cell>
              <table:table-cell office:value-type="float" office:value="0.109974666666667">
                <text:p>0.109974666666667</text:p>
                <draw:g>
                  <svg:desc>Planilha1.L10:Planilha1.L12</svg:desc>
                </draw:g>
              </table:table-cell>
              <table:table-cell office:value-type="float" office:value="0.175362166666667">
                <text:p>0.175362166666667</text:p>
                <draw:g>
                  <svg:desc>Planilha1.M10:Planilha1.M1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75589266666667">
                <text:p>0.275589266666667</text:p>
              </table:table-cell>
              <table:table-cell office:value-type="float" office:value="0.2794813">
                <text:p>0.279481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79403833333333">
                <text:p>0.379403833333333</text:p>
              </table:table-cell>
              <table:table-cell office:value-type="float" office:value="0.385710733333333">
                <text:p>0.3857107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